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1.9cm"/>
    </style:style>
    <style:style style:name="Table1.G" style:family="table-column">
      <style:table-column-properties style:column-width="1.49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Table2" style:family="table">
      <style:table-properties style:width="21.001cm" fo:margin-left="-1.7cm" table:align="left"/>
    </style:style>
    <style:style style:name="Table2.A" style:family="table-column">
      <style:table-column-properties style:column-width="7.567cm"/>
    </style:style>
    <style:style style:name="Table2.B" style:family="table-column">
      <style:table-column-properties style:column-width="5.8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2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3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4" style:family="paragraph" style:parent-style-name="Standard">
      <style:paragraph-properties fo:text-align="center" style:justify-single-word="false"/>
      <style:text-properties officeooo:rsid="002754fd" officeooo:paragraph-rsid="0024b68d"/>
    </style:style>
    <style:style style:name="P15" style:family="paragraph" style:parent-style-name="Standard">
      <style:text-properties officeooo:rsid="002754fd" officeooo:paragraph-rsid="0003958d"/>
    </style:style>
    <style:style style:name="P16" style:family="paragraph" style:parent-style-name="Standard">
      <style:paragraph-properties fo:text-align="end" style:justify-single-word="false"/>
      <style:text-properties fo:font-size="8.5pt" officeooo:rsid="000d745e" officeooo:paragraph-rsid="0024f985" style:font-size-asian="8.5pt" style:font-size-complex="8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style:use-window-font-color="true" loext:opacity="0%" style:font-name="Arial" officeooo:rsid="003e480c"/>
    </style:style>
    <style:style style:name="T6" style:family="text">
      <style:text-properties officeooo:rsid="000d0d8b"/>
    </style:style>
    <style:style style:name="T7" style:family="text">
      <style:text-properties officeooo:rsid="000d2792"/>
    </style:style>
    <style:style style:name="T8" style:family="text">
      <style:text-properties officeooo:rsid="00207cf6"/>
    </style:style>
    <style:style style:name="T9" style:family="text">
      <style:text-properties style:font-name="Arial" fo:font-size="6.5pt" style:font-size-asian="6.5pt" style:font-size-complex="6.5pt"/>
    </style:style>
    <style:style style:name="T10" style:family="text">
      <style:text-properties style:font-name="Arial" fo:font-size="6.5pt" officeooo:rsid="003e480c" style:font-size-asian="6.5pt" style:font-size-complex="6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2">Reporte de Ingresos</text:span></text:p>
      <text:p text:style-name="P13" loext:marker-style-name="T3"><text:span text:style-name="T4">Histórico</text:span></text:p>
      <text:p text:style-name="P16" loext:marker-style-name="T3"><text:span text:style-name="T5">{d.fechaImpresion}</text:span></text:p>
      <text:p text:style-name="P16" loext:marker-style-name="T3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F"/>
        <table:table-row>
          <table:table-cell table:style-name="Table1.A1" office:value-type="string">
            <text:p text:style-name="P7">Nombre de la Actividad</text:p>
          </table:table-cell>
          <table:table-cell table:style-name="Table1.A1" office:value-type="string">
            <text:p text:style-name="P8">Fecha</text:p>
          </table:table-cell>
          <table:table-cell table:style-name="Table1.A1" office:value-type="string">
            <text:p text:style-name="P10">Cantidad</text:p>
          </table:table-cell>
          <table:table-cell table:style-name="Table1.A1" office:value-type="string">
            <text:p text:style-name="P8">Razón</text:p>
          </table:table-cell>
          <table:table-cell table:style-name="Table1.A1" office:value-type="string">
            <text:p text:style-name="P8">Numero Documento</text:p>
          </table:table-cell>
          <table:table-cell table:style-name="Table1.A1" office:value-type="string">
            <text:p text:style-name="P8">No Transaccion</text:p>
          </table:table-cell>
          <table:table-cell table:style-name="Table1.A1" office:value-type="string">
            <text:p text:style-name="P8">Tipo Ingreso</text:p>
          </table:table-cell>
          <table:table-cell table:style-name="Table1.A1" office:value-type="string">
            <text:p text:style-name="P8">Tipo Control</text:p>
          </table:table-cell>
          <table:table-cell table:style-name="Table1.A1" office:value-type="string">
            <text:p text:style-name="P8">Tipo Aportacion</text:p>
          </table:table-cell>
        </table:table-row>
        <table:table-row>
          <table:table-cell table:style-name="Table1.A1" office:value-type="string">
            <text:p text:style-name="P3">{d.<text:span text:style-name="T6">ingreso</text:span><text:span text:style-name="T1">[i]</text:span>.nombreActividad}</text:p>
          </table:table-cell>
          <table:table-cell table:style-name="Table1.A1" office:value-type="string">
            <text:p text:style-name="P3">{d.<text:span text:style-name="T6">ingreso</text:span><text:span text:style-name="T1">[i]</text:span>.fechaActividad}</text:p>
          </table:table-cell>
          <table:table-cell table:style-name="Table1.A1" office:value-type="string">
            <text:p text:style-name="P1">{d.<text:span text:style-name="T6">ingreso</text:span><text:span text:style-name="T1">[i]</text:span>.<text:span text:style-name="T8">cantidad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<text:span text:style-name="T7">razon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<text:span text:style-name="T7">dui</text:span>}</text:p>
          </table:table-cell>
          <table:table-cell table:style-name="Table1.A1" office:value-type="string">
            <text:p text:style-name="P3">{d.<text:span text:style-name="T6">ingreso</text:span><text:span text:style-name="T1">[i]</text:span>.noTransaccion}</text:p>
          </table:table-cell>
          <table:table-cell table:style-name="Table1.A1" office:value-type="string">
            <text:p text:style-name="P3">{d.<text:span text:style-name="T6">ingreso</text:span><text:span text:style-name="T1">[i]</text:span>.tipoIngreso}</text:p>
          </table:table-cell>
          <table:table-cell table:style-name="Table1.A1" office:value-type="string">
            <text:p text:style-name="P3">{d.<text:span text:style-name="T6">ingreso</text:span><text:span text:style-name="T1">[i]</text:span>.tipoAportacion}</text:p>
          </table:table-cell>
          <table:table-cell table:style-name="Table1.A1" office:value-type="string">
            <text:p text:style-name="P3">{d.<text:span text:style-name="T6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4">{d.<text:span text:style-name="T6">ingreso</text:span><text:span text:style-name="T1">[i</text:span><text:span text:style-name="T6">+1</text:span><text:span text:style-name="T1">]</text:span>.nombreActividad}</text:p>
          </table:table-cell>
          <table:table-cell table:style-name="Table1.A1" office:value-type="string">
            <text:p text:style-name="P3">{d.<text:span text:style-name="T6">ingreso</text:span><text:span text:style-name="T1">[i</text:span><text:span text:style-name="T7">+1</text:span><text:span text:style-name="T1">]</text:span>.fechaActividad}</text:p>
          </table:table-cell>
          <table:table-cell table:style-name="Table1.A1" office:value-type="string">
            <text:p text:style-name="P2">{d.<text:span text:style-name="T6">ingreso</text:span><text:span text:style-name="T1">[i</text:span><text:span text:style-name="T7">+1</text:span><text:span text:style-name="T1">]</text:span>. <text:span text:style-name="T8">cantidad</text:span> 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<text:span text:style-name="T7">razon</text:span>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<text:span text:style-name="T7">dui</text:span>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noTransaccion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tipoIngreso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tipoAportacion}</text:p>
          </table:table-cell>
          <table:table-cell table:style-name="Table1.A1" office:value-type="string">
            <text:p text:style-name="P5">{d.<text:span text:style-name="T6">ingreso</text:span><text:span text:style-name="T1">[i</text:span><text:span text:style-name="T7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6">Total Ingreso</text:p>
          </table:table-cell>
          <table:covered-table-cell/>
          <table:table-cell table:style-name="Table1.A4" office:value-type="string">
            <text:p text:style-name="P12" loext:marker-style-name="T3"><text:span text:style-name="T2">{d.total} 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15"><text:span text:style-name="T10"/></text:p>
      <text:p text:style-name="P15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4"><text:span text:style-name="T10">Nombre:</text:span><text:span text:style-name="T9">________________________<text:tab/></text:span></text:p>
          </table:table-cell>
          <table:table-cell table:style-name="Table2.A1" office:value-type="string">
            <text:p text:style-name="P14"><text:span text:style-name="T9">Firma:________________________<text:tab/></text:span></text:p>
          </table:table-cell>
          <table:table-cell table:style-name="Table2.A1" office:value-type="string">
            <text:p text:style-name="P14"><text:span text:style-name="T9"><text:s/>Sello</text:span></text:p>
          </table:table-cell>
        </table:table-row>
      </table:table>
      <text:p text:style-name="P14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07T14:48:55.569707055</dc:date>
    <meta:editing-duration>PT1H18M33S</meta:editing-duration>
    <meta:editing-cycles>34</meta:editing-cycles>
    <meta:document-statistic meta:table-count="2" meta:image-count="0" meta:object-count="0" meta:page-count="1" meta:paragraph-count="35" meta:word-count="48" meta:character-count="725" meta:non-whitespace-character-count="708"/>
  </office:meta>
</office:document-meta>
</file>